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fo:color="#000000" style:font-name="Nimbus Roman No9 L"/>
    </style:style>
    <style:style style:name="P2" style:family="paragraph" style:parent-style-name="Standard">
      <style:text-properties fo:color="#000000" style:font-name="Nimbus Roman No9 L"/>
    </style:style>
    <style:style style:name="P3" style:family="paragraph" style:parent-style-name="List_20_Paragraph" style:list-style-name="L1">
      <style:text-properties fo:color="#000000" style:font-name="Nimbus Roman No9 L"/>
    </style:style>
    <style:style style:name="P4" style:family="paragraph" style:parent-style-name="List_20_Paragraph" style:list-style-name="L2">
      <style:text-properties fo:color="#000000" style:font-name="Nimbus Roman No9 L"/>
    </style:style>
    <style:style style:name="P5" style:family="paragraph" style:parent-style-name="List_20_Paragraph" style:list-style-name="L3">
      <style:text-properties fo:color="#000000" style:font-name="Nimbus Roman No9 L"/>
    </style:style>
    <style:style style:name="P6" style:family="paragraph" style:parent-style-name="Title" style:master-page-name="Standard">
      <style:paragraph-properties style:page-number="auto"/>
      <style:text-properties fo:color="#000000" style:font-name="Nimbus Roman No9 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P Notes</text:p>
      <text:h text:style-name="P1" text:outline-level="1">Current Goal</text:h>
      <text:p text:style-name="P2">I need to improve in my ability to analyze algorithms. There are two aspects of this. The first aspect is my ability to analyze them mathematically. That is, to make some assertion or prediction prior to testing about various aspects of how I would expect the software to perform under a given set of circumstances. The second is how I actually execute testing of those assumptions. </text:p>
      <text:p text:style-name="P2">To assist in both of these, I will continue working in the SPP domain. </text:p>
      <text:p text:style-name="P2">Specifically, I am interested currently in improving on the second aspect, the execution piece. I want to improve in my ability to test the software and report the results of my test. Perhaps this is where I need to remember my science lessons from over the years. Lab reports, hypothesis, designs of experiments, etc… all are memories that come flooding back when I try to think of ways to help.</text:p>
      <text:h text:style-name="P1" text:outline-level="1">Potential Variables in the SPP Domain</text:h>
      <text:p text:style-name="P2">In an attempt to have more tangible evidence of my progress, I have decided to be more rigorous in my approach. As such, I want to make sure I document as I go along all the data that I am using and the results of my tests. Further, I want to make sure that I segregate the various components of the problem properly. One important aspect of this is identification of the variables of the problem. Here are the ones I am able to identify so far:</text:p>
      <text:list xml:id="list1671139937" text:style-name="L1">
        <text:list-item>
          <text:p text:style-name="P3">Heuristic Function</text:p>
          <text:list>
            <text:list-item>
              <text:p text:style-name="P3">2n – 1</text:p>
            </text:list-item>
            <text:list-item>
              <text:p text:style-name="P3">2 * sp(n) – 1</text:p>
            </text:list-item>
            <text:list-item>
              <text:p text:style-name="P3">Sum of EstRarity(c) for c in n</text:p>
            </text:list-item>
            <text:list-item>
              <text:p text:style-name="P3">Using various stats</text:p>
            </text:list-item>
          </text:list>
        </text:list-item>
        <text:list-item>
          <text:p text:style-name="P3">Successor Function</text:p>
          <text:list>
            <text:list-item>
              <text:p text:style-name="P3">Simple</text:p>
            </text:list-item>
            <text:list-item>
              <text:p text:style-name="P3">State Cache</text:p>
            </text:list-item>
            <text:list-item>
              <text:p text:style-name="P3">Skip Not Worth Collecting</text:p>
            </text:list-item>
            <text:list-item>
              <text:p text:style-name="P3">Evens-Odds</text:p>
            </text:list-item>
          </text:list>
        </text:list-item>
        <text:list-item>
          <text:p text:style-name="P3"><text:soft-page-break/>Search Algorithm</text:p>
          <text:list>
            <text:list-item>
              <text:p text:style-name="P3">Breadth First Search</text:p>
            </text:list-item>
            <text:list-item>
              <text:p text:style-name="P3">Depth First Search</text:p>
            </text:list-item>
            <text:list-item>
              <text:p text:style-name="P3">A*Search</text:p>
            </text:list-item>
            <text:list-item>
              <text:p text:style-name="P3">Tree IDA*Search</text:p>
            </text:list-item>
            <text:list-item>
              <text:p text:style-name="P3">Tree SMA Search</text:p>
            </text:list-item>
          </text:list>
        </text:list-item>
        <text:list-item>
          <text:p text:style-name="P3">Test Data</text:p>
          <text:list>
            <text:list-item>
              <text:p text:style-name="P3">Each letter as word</text:p>
            </text:list-item>
            <text:list-item>
              <text:p text:style-name="P3">Single PP word</text:p>
            </text:list-item>
            <text:list-item>
              <text:p text:style-name="P3">Chunked PP word</text:p>
            </text:list-item>
            <text:list-item>
              <text:p text:style-name="P3">Chunked PP word embedded in random other words</text:p>
            </text:list-item>
            <text:list-item>
              <text:p text:style-name="P3">Full ITA set</text:p>
            </text:list-item>
            <text:list-item>
              <text:p text:style-name="P3">Partial sample of full ITA set</text:p>
            </text:list-item>
          </text:list>
        </text:list-item>
      </text:list>
      <text:p text:style-name="P2">Metrics per run per set per configuration:</text:p>
      <text:list xml:id="list261128583" text:style-name="L2">
        <text:list-item>
          <text:p text:style-name="P4">CPU time required (internal-run-time)</text:p>
        </text:list-item>
        <text:list-item>
          <text:p text:style-name="P4">Real time required (real-time)</text:p>
        </text:list-item>
        <text:list-item>
          <text:p text:style-name="P4">Actual memory usage (RAM by object over time)</text:p>
        </text:list-item>
        <text:list-item>
          <text:p text:style-name="P4">Logical memory used (# nodes active over time) (cache size counts)</text:p>
        </text:list-item>
        <text:list-item>
          <text:p text:style-name="P4">Swapping</text:p>
        </text:list-item>
        <text:list-item>
          <text:p text:style-name="P4">Number of expansions</text:p>
        </text:list-item>
        <text:list-item>
          <text:p text:style-name="P4">Depth over time</text:p>
        </text:list-item>
      </text:list>
      <text:p text:style-name="P2">Lab report book keeping:</text:p>
      <text:list xml:id="list170000142" text:style-name="L3">
        <text:list-item>
          <text:p text:style-name="P5">Hypothesis</text:p>
        </text:list-item>
        <text:list-item>
          <text:p text:style-name="P5">Source File Versions</text:p>
        </text:list-item>
        <text:list-item>
          <text:p text:style-name="P5">Date and Time of Test</text:p>
        </text:list-item>
        <text:list-item>
          <text:p text:style-name="P5">Problem Formulation Used</text:p>
        </text:list-item>
        <text:list-item>
          <text:p text:style-name="P5"><text:soft-page-break/>Heuristic Used</text:p>
        </text:list-item>
        <text:list-item>
          <text:p text:style-name="P5">Successor Used</text:p>
        </text:list-item>
        <text:list-item>
          <text:p text:style-name="P5">Search Algorithm Used</text:p>
        </text:list-item>
        <text:list-item>
          <text:p text:style-name="P5">Test Data Used</text:p>
        </text:list-item>
        <text:list-item>
          <text:p text:style-name="P5">Test Data Statistics</text:p>
        </text:list-item>
        <text:list-item>
          <text:p text:style-name="P5">Expansion Log</text:p>
          <text:list>
            <text:list-item>
              <text:p text:style-name="P5">Expansion sequence number</text:p>
            </text:list-item>
            <text:list-item>
              <text:p text:style-name="P5">Node expanded</text:p>
            </text:list-item>
            <text:list-item>
              <text:p text:style-name="P5">Depth</text:p>
            </text:list-item>
            <text:list-item>
              <text:p text:style-name="P5">Cost information – f = g + h</text:p>
            </text:list-item>
            <text:list-item>
              <text:p text:style-name="P5">Number of nodes expanded</text:p>
            </text:list-item>
            <text:list-item>
              <text:p text:style-name="P5">Internal time used</text:p>
            </text:list-item>
            <text:list-item>
              <text:p text:style-name="P5">Real time used</text:p>
            </text:list-item>
            <text:list-item>
              <text:p text:style-name="P5">State summary</text:p>
            </text:list-item>
            <text:list-item>
              <text:p text:style-name="P5">Action</text:p>
            </text:list-item>
          </text:list>
        </text:list-item>
        <text:list-item>
          <text:p text:style-name="P5">Solution (if found)</text:p>
        </text:list-item>
        <text:list-item>
          <text:p text:style-name="P5">Conclusion</text:p>
        </text:list-item>
      </text:list>
      <text:h text:style-name="P1" text:outline-level="1">Current Goal</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DejaVu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class="text" style:default-outline-level="1">
      <style:paragraph-properties fo:margin-top="0.3335in" fo:margin-bottom="0in" fo:keep-with-next="always"/>
      <style:text-properties fo:color="#345a8a" style:font-name="Calibri"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Title" style:family="paragraph" style:parent-style-name="Standard" style:next-style-name="Subtitle" style:class="chapter">
      <style:paragraph-properties fo:margin-top="0in" fo:margin-bottom="0.2083in" fo:text-align="center" style:justify-single-word="false" fo:padding-left="0in" fo:padding-right="0in" fo:padding-top="0in" fo:padding-bottom="0.0555in" fo:border-left="none" fo:border-right="none" fo:border-top="none" fo:border-bottom="0.0138in solid #000000" style:shadow="none"/>
      <style:text-properties fo:color="#183a63" style:font-name="Calibri"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fo:color="#183a63" style:font-name="Calibri"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45a8a" style:font-name="Calibri"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cycles>41</meta:editing-cycles>
    <meta:creation-date>2009-04-20T05:49:00</meta:creation-date>
    <dc:date>2009-09-21T18:22:55</dc:date>
    <meta:editing-duration>PT00H08M50S</meta:editing-duration>
    <meta:generator>OpenOffice.org/3.0$Unix OpenOffice.org_project/300m15$Build-9379</meta:generator>
    <meta:document-statistic meta:table-count="0" meta:image-count="0" meta:object-count="0" meta:page-count="3" meta:paragraph-count="61" meta:word-count="476" meta:character-count="2496"/>
    <meta:template xlink:type="simple" xlink:actuate="onRequest" xlink:title="Normal.dotm" xlink:href=""/>
  </office:meta>
</office:document-meta>
</file>